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M – Object relation mapping</text:p>
      <text:p text:style-name="Standard"/>
      <text:p text:style-name="Standard">Entity framework – man vill jobba med objektorienterat och Linq istället för SQL.</text:p>
      <text:p text:style-name="Standard">Ökad produktivitet.</text:p>
      <text:p text:style-name="Standard"/>
      <text:p text:style-name="Standard">SaveChanges(). Är en transaktion, som utförs. Rollback om något skulle gå snett.</text:p>
      <text:p text:style-name="Standard"/>
      <text:p text:style-name="Standard"/>
      <text:p text:style-name="Standard">Statehantering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8-28T09:16:27.90</meta:creation-date>
    <meta:generator>OpenOffice/4.1.3$Win32 OpenOffice.org_project/413m1$Build-9783</meta:generator>
    <dc:date>2017-08-28T23:47:01.59</dc:date>
    <dc:creator>Niklas Johansson</dc:creator>
    <meta:editing-duration>PT14H30M32S</meta:editing-duration>
    <meta:editing-cycles>6</meta:editing-cycles>
    <meta:document-statistic meta:table-count="0" meta:image-count="0" meta:object-count="0" meta:page-count="1" meta:paragraph-count="5" meta:word-count="33" meta:character-count="224"/>
  </office:meta>
</office:document-meta>
</file>